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36f" officeooo:paragraph-rsid="001bd36f"/>
    </style:style>
    <style:style style:name="P2" style:family="paragraph" style:parent-style-name="Standard">
      <style:text-properties fo:font-size="14pt" fo:font-weight="bold" officeooo:rsid="001bd36f" officeooo:paragraph-rsid="001bd36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d36f" officeooo:paragraph-rsid="001bd36f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-color="#eeeee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officeooo:rsid="001bd36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><text:s text:c="60"/>students_db</text:p>
      <text:p text:style-name="Standard"/>
      <text:p text:style-name="Standard"><draw:rect text:anchor-type="paragraph" draw:z-index="0" draw:style-name="gr1" draw:text-style-name="P6" svg:width="2.1358in" svg:height="2.813in" svg:x="0.4598in" svg:y="0.0327in"><text:p text:style-name="P4"><text:span text:style-name="T2">student</text:span></text:p><text:p text:style-name="P4"><text:span text:style-name="T3"/></text:p><text:p text:style-name="P5"><text:span text:style-name="T3">1. id</text:span></text:p><text:p text:style-name="P5"><text:span text:style-name="T3">2. name</text:span></text:p><text:p text:style-name="P5"><text:span text:style-name="T3">3. surname</text:span></text:p><text:p text:style-name="P5"><text:span text:style-name="T3">4. age</text:span></text:p><text:p text:style-name="P5"><text:span text:style-name="T3">5. course</text:span></text:p><text:p text:style-name="P5"><text:span text:style-name="T3">6. phone_number</text:span></text:p><text:p text:style-name="P5"><text:span text:style-name="T3">7. email</text:span></text:p></draw:rect></text:p>
      <text:p text:style-name="Standard"><draw:rect text:anchor-type="paragraph" draw:z-index="1" draw:style-name="gr1" draw:text-style-name="P6" svg:width="2.1358in" svg:height="2.813in" svg:x="4.2161in" svg:y="0.0083in"><text:p text:style-name="P4"><text:span text:style-name="T2">subject</text:span></text:p><text:p text:style-name="P4"><text:span text:style-name="T3"/></text:p><text:p text:style-name="P5"><text:span text:style-name="T3">1. id</text:span></text:p><text:p text:style-name="P5"><text:span text:style-name="T3">2. name</text:span></text:p><text:p text:style-name="P5"><text:span text:style-name="T3"/></text:p></draw:rect></text:p>
      <text:p text:style-name="Standard"/>
      <text:p text:style-name="Standard"/>
      <text:p text:style-name="Standard"/>
      <text:p text:style-name="Standard"><draw:line text:anchor-type="paragraph" draw:z-index="4" draw:style-name="gr3" draw:text-style-name="P8" svg:x1="0.8886in" svg:y1="0.1134in" svg:x2="-0.0016in" svg:y2="0.1134in"><text:p/></draw:line><draw:line text:anchor-type="paragraph" draw:z-index="5" draw:style-name="gr3" draw:text-style-name="P7" svg:x1="0.0555in" svg:y1="4.4551in" svg:x2="-0.0016in" svg:y2="0.1134in"><text:p/></draw:line></text:p>
      <text:p text:style-name="Standard"/>
      <text:p text:style-name="Standard"/>
      <text:p text:style-name="Standard"><draw:line text:anchor-type="paragraph" draw:z-index="6" draw:style-name="gr3" draw:text-style-name="P7" svg:x1="5.3209in" svg:y1="0.0701in" svg:x2="6.6563in" svg:y2="0.0417in"><text:p/></draw:line><draw:line text:anchor-type="paragraph" draw:z-index="8" draw:style-name="gr3" draw:text-style-name="P7" svg:x1="6.7319in" svg:y1="3.9917in" svg:x2="6.6563in" svg:y2="0.0417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2" draw:style-name="gr1" draw:text-style-name="P6" svg:width="2.1358in" svg:height="2.813in" svg:x="2.372in" svg:y="0.0839in"><text:p text:style-name="P4"><text:span text:style-name="T2">journal</text:span></text:p><text:p text:style-name="P4"><text:span text:style-name="T3"/></text:p><text:p text:style-name="P5"><text:span text:style-name="T3">1. id</text:span></text:p><text:p text:style-name="P5"><text:span text:style-name="T3">2. mark</text:span></text:p><text:p text:style-name="P5"><text:span text:style-name="T3">3. student_id</text:span></text:p><text:p text:style-name="P5"><text:span text:style-name="T3">4. subject_id</text:span></text:p><text:p text:style-name="P5"><text:span text:style-name="T3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" draw:style-name="gr2" draw:text-style-name="P7" svg:x1="2.9528in" svg:y1="0.0043in" svg:x2="0.0272in" svg:y2="0.0043in"><text:p/></draw:line><draw:line text:anchor-type="paragraph" draw:z-index="7" draw:style-name="gr2" draw:text-style-name="P7" svg:x1="3.9193in" svg:y1="0.1583in" svg:x2="6.7319in" svg:y2="0.1957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</meta:initial-creator>
    <meta:creation-date>2016-04-03T19:53:25.563797104</meta:creation-date>
    <dc:date>2016-04-03T21:56:12.035002556</dc:date>
    <dc:creator>viktor </dc:creator>
    <meta:editing-duration>PT16M15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" meta:word-count="1" meta:character-count="71" meta:non-whitespace-character-count="11"/>
  </office:meta>
</office:document-meta>
</file>